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4.037cm" svg:height="4.256cm" svg:x="2.426cm" svg:y="13.708cm">
          <text:p text:style-name="P1">Is target </text:p>
          <text:p text:style-name="P1">= position?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5" draw:id="id5" draw:layer="layout" svg:width="6cm" svg:height="1.171cm" svg:x="4.5cm" svg:y="1.5cm">
          <text:p text:style-name="P1">TIMER INTERRUPT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6" draw:id="id6" draw:layer="layout" svg:width="12cm" svg:height="1.756cm" svg:x="1.5cm" svg:y="3.5cm">
          <text:p text:style-name="P1">x-pos=x-pos+sign(x-target-x-position)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12cm" svg:height="1.146cm" svg:x="1.5cm" svg:y="8.354cm">
          <text:p text:style-name="P1">y-pos=y-pos+sign(y-target-y-position)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12cm" svg:height="1cm" svg:x="1.5cm" svg:y="10cm">
          <text:p text:style-name="P1">y-stepper = ystepperpos[yposition mod 4]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12cm" svg:height="1.756cm" svg:x="1.5cm" svg:y="5.744cm">
          <text:p text:style-name="P1">X-stepper = xstepperpos[xposition mod 4]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4.037cm" svg:height="4.256cm" svg:x="8cm" svg:y="12.5cm">
          <text:p text:style-name="P1">Is counter</text:p>
          <text:p text:style-name="P1">=0?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2" draw:id="id2" draw:layer="layout" svg:width="4.037cm" svg:height="4.256cm" svg:x="14.472cm" svg:y="5.641cm">
          <text:p text:style-name="P1">Does prod </text:p>
          <text:p text:style-name="P1">= cons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line-skew="0.679cm" svg:x1="12.037cm" svg:y1="14.628cm" svg:x2="14.472cm" svg:y2="7.769cm" draw:start-shape="id1" draw:start-glue-point="7" draw:end-shape="id2" draw:end-glue-point="5" svg:d="m12037 14628h1896v-6859h539">
          <text:p/>
        </draw:connector>
        <draw:connector draw:style-name="gr2" draw:text-style-name="P1" draw:layer="layout" svg:x1="7.5cm" svg:y1="11cm" svg:x2="4.445cm" svg:y2="13.708cm" draw:start-shape="id3" draw:start-glue-point="6" draw:end-shape="id4" draw:end-glue-point="4" svg:d="m7500 11000v1355h-3055v1353">
          <text:p/>
        </draw:connector>
        <draw:connector draw:style-name="gr2" draw:text-style-name="P1" draw:layer="layout" svg:x1="6.463cm" svg:y1="15.836cm" svg:x2="8cm" svg:y2="14.628cm" draw:start-shape="id4" draw:start-glue-point="7" draw:end-shape="id1" draw:end-glue-point="5" svg:d="m6463 15836h768v-1208h769">
          <text:p/>
        </draw:connector>
        <draw:connector draw:style-name="gr2" draw:text-style-name="P1" draw:layer="layout" svg:x1="7.5cm" svg:y1="2.671cm" svg:x2="7.5cm" svg:y2="3.5cm" draw:start-shape="id5" draw:start-glue-point="6" draw:end-shape="id6" draw:end-glue-point="4" svg:d="m7500 2671v829">
          <text:p/>
        </draw:connector>
        <draw:connector draw:style-name="gr2" draw:text-style-name="P1" draw:layer="layout" svg:x1="7.5cm" svg:y1="5.256cm" svg:x2="7.5cm" svg:y2="5.744cm" draw:start-shape="id6" draw:start-glue-point="6" draw:end-shape="id7" draw:end-glue-point="4" svg:d="m7500 5256v488">
          <text:p/>
        </draw:connector>
        <draw:connector draw:style-name="gr2" draw:text-style-name="P1" draw:layer="layout" svg:x1="7.5cm" svg:y1="7.5cm" svg:x2="7.5cm" svg:y2="7.5cm" draw:start-shape="id7" draw:start-glue-point="6" draw:end-shape="id7" draw:end-glue-point="6" svg:d="m7500 7500">
          <text:p/>
        </draw:connector>
        <draw:connector draw:style-name="gr2" draw:text-style-name="P1" draw:layer="layout" svg:x1="7.5cm" svg:y1="9.5cm" svg:x2="7.5cm" svg:y2="10cm" draw:start-shape="id8" draw:start-glue-point="6" draw:end-shape="id3" draw:end-glue-point="4" svg:d="m7500 9500v500">
          <text:p/>
        </draw:connector>
        <draw:frame draw:style-name="gr3" draw:layer="layout" svg:width="2cm" svg:height="0.962cm" svg:x="5.5cm" svg:y="13.538cm">
          <draw:text-box>
            <text:p>yes</text:p>
          </draw:text-box>
        </draw:frame>
        <draw:frame draw:style-name="gr3" draw:layer="layout" svg:width="2cm" svg:height="0.962cm" svg:x="11.5cm" svg:y="15.038cm">
          <draw:text-box>
            <text:p>yes</text:p>
          </draw:text-box>
        </draw:frame>
        <draw:frame draw:style-name="gr3" draw:layer="layout" svg:width="2cm" svg:height="0.962cm" svg:x="2.5cm" svg:y="17.246cm">
          <draw:text-box>
            <text:p>no</text:p>
          </draw:text-box>
        </draw:frame>
        <draw:frame draw:style-name="gr3" draw:layer="layout" svg:width="2cm" svg:height="0.962cm" svg:x="8cm" svg:y="17.246cm">
          <draw:text-box>
            <text:p>no</text:p>
          </draw:text-box>
        </draw:frame>
        <draw:frame draw:style-name="gr3" draw:layer="layout" svg:width="2cm" svg:height="0.962cm" svg:x="14cm" svg:y="9.038cm">
          <draw:text-box>
            <text:p>no</text:p>
          </draw:text-box>
        </draw:frame>
        <draw:frame draw:style-name="gr3" draw:layer="layout" svg:width="2cm" svg:height="0.962cm" svg:x="17.5cm" svg:y="5.538cm">
          <draw:text-box>
            <text:p>yes</text:p>
          </draw:text-box>
        </draw:frame>
        <draw:custom-shape draw:style-name="gr1" draw:text-style-name="P1" xml:id="id9" draw:id="id9" draw:layer="layout" svg:width="5cm" svg:height="1.5cm" svg:x="14cm" svg:y="3.5cm">
          <text:p text:style-name="P1">Set activity low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8.509cm" svg:y1="7.769cm" svg:x2="19cm" svg:y2="4.25cm" draw:start-shape="id2" draw:start-glue-point="7" draw:end-shape="id9" svg:d="m18509 7769h993v-3519h-502">
          <text:p/>
        </draw:connector>
        <draw:custom-shape draw:style-name="gr1" draw:text-style-name="P1" draw:layer="layout" svg:width="5cm" svg:height="2cm" svg:x="1.945cm" svg:y="19.536cm">
          <text:p text:style-name="P1">Solenoid up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xml:id="id12" draw:id="id12" draw:layer="layout" svg:width="2.5cm" svg:height="1.5cm" svg:x="3cm" svg:y="24.208cm">
          <text:p text:style-name="P1">en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10" draw:id="id10" draw:layer="layout" svg:width="5cm" svg:height="1.5cm" svg:x="7.5cm" svg:y="20cm">
          <text:p text:style-name="P1">Counter =</text:p>
          <text:p text:style-name="P1">Counter -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1" draw:id="id11" draw:layer="layout" svg:width="5cm" svg:height="1.5cm" svg:x="7.5cm" svg:y="22.5cm">
          <text:p text:style-name="P1">Solenoid dow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0cm" svg:y1="21.5cm" svg:x2="10cm" svg:y2="22.5cm" draw:start-shape="id10" draw:start-glue-point="6" draw:end-shape="id11" draw:end-glue-point="4" svg:d="m10000 21500v1000">
          <text:p/>
        </draw:connector>
        <draw:connector draw:style-name="gr2" draw:text-style-name="P1" draw:layer="layout" svg:x1="10cm" svg:y1="24cm" svg:x2="5.5cm" svg:y2="24.958cm" draw:start-shape="id11" draw:start-glue-point="6" draw:end-shape="id12" draw:end-glue-point="7" svg:d="m10000 24000v958h-4500">
          <text:p/>
        </draw:connector>
        <draw:custom-shape draw:style-name="gr1" draw:text-style-name="P1" xml:id="id13" draw:id="id13" draw:layer="layout" svg:width="5cm" svg:height="1.5cm" svg:x="14cm" svg:y="15cm">
          <text:p text:style-name="P1">Set activity hig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4" draw:id="id14" draw:layer="layout" svg:width="6cm" svg:height="3cm" svg:x="13.5cm" svg:y="17cm">
          <text:p text:style-name="P1">Xtarget = </text:p>
          <text:p text:style-name="P1">target(consumed).x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6.49cm" svg:y1="9.897cm" svg:x2="16.5cm" svg:y2="15cm" draw:start-shape="id2" draw:end-shape="id13" draw:end-glue-point="4" svg:d="m16490 9897v2552h10v2551">
          <text:p/>
        </draw:connector>
        <draw:connector draw:style-name="gr2" draw:text-style-name="P1" xml:id="id15" draw:id="id15" draw:layer="layout" svg:x1="16.5cm" svg:y1="17cm" svg:x2="16.5cm" svg:y2="17cm" draw:start-shape="id14" draw:start-glue-point="4" draw:end-shape="id14" draw:end-glue-point="4" svg:d="m16500 17000">
          <text:p/>
        </draw:connector>
        <draw:connector draw:style-name="gr2" draw:text-style-name="P1" draw:layer="layout" svg:x1="16.5cm" svg:y1="17cm" svg:x2="16.5cm" svg:y2="17cm" draw:start-shape="id15" draw:start-glue-point="0" draw:end-shape="id15" draw:end-glue-point="0" svg:d="m16500 17000">
          <text:p/>
        </draw:connector>
        <draw:custom-shape draw:style-name="gr1" draw:text-style-name="P1" xml:id="id16" draw:id="id16" draw:layer="layout" svg:width="6cm" svg:height="3cm" svg:x="13.5cm" svg:y="20.5cm">
          <text:p text:style-name="P1">y-target = </text:p>
          <text:p text:style-name="P1">target(consumed).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7" draw:id="id17" draw:layer="layout" svg:width="6cm" svg:height="2cm" svg:x="13.5cm" svg:y="24cm">
          <text:p text:style-name="P1">Consumer </text:p>
          <text:p text:style-name="P1">= consumer +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8" draw:id="id18" draw:layer="layout" svg:width="6cm" svg:height="2cm" svg:x="13.5cm" svg:y="26.5cm">
          <text:p text:style-name="P1">Set counter to 500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6.5cm" svg:y1="16.5cm" svg:x2="16.5cm" svg:y2="17cm">
          <text:p/>
        </draw:line>
        <draw:connector draw:style-name="gr2" draw:text-style-name="P1" draw:layer="layout" svg:x1="16.5cm" svg:y1="20cm" svg:x2="16.5cm" svg:y2="20.5cm" draw:start-shape="id14" draw:start-glue-point="6" draw:end-shape="id16" draw:end-glue-point="4" svg:d="m16500 20000v500">
          <text:p/>
        </draw:connector>
        <draw:connector draw:style-name="gr2" draw:text-style-name="P1" draw:layer="layout" svg:x1="16.5cm" svg:y1="23.5cm" svg:x2="16.5cm" svg:y2="24cm" draw:start-shape="id16" draw:start-glue-point="6" draw:end-shape="id17" draw:end-glue-point="4" svg:d="m16500 23500v500">
          <text:p/>
        </draw:connector>
        <draw:connector draw:style-name="gr2" draw:text-style-name="P1" draw:layer="layout" svg:x1="16.5cm" svg:y1="26cm" svg:x2="16.5cm" svg:y2="26.5cm" draw:start-shape="id17" draw:start-glue-point="6" draw:end-shape="id18" draw:end-glue-point="4" svg:d="m16500 26000v500">
          <text:p/>
        </draw:connector>
        <draw:connector draw:style-name="gr2" draw:text-style-name="P1" draw:layer="layout" svg:x1="16.5cm" svg:y1="3.5cm" svg:x2="3cm" svg:y2="24.958cm" draw:start-shape="id9" draw:start-glue-point="4" draw:end-shape="id12" draw:end-glue-point="5" svg:d="m16500 3500v-2500h-15500v23958h2000">
          <text:p/>
        </draw:connector>
        <draw:connector draw:style-name="gr2" draw:text-style-name="P1" draw:layer="layout" svg:x1="13.5cm" svg:y1="27.5cm" svg:x2="4.25cm" svg:y2="25.708cm" draw:start-shape="id18" draw:start-glue-point="5" draw:end-shape="id12" draw:end-glue-point="6" svg:d="m13500 27500h-9250v-1792">
          <text:p/>
        </draw:connector>
        <draw:line draw:style-name="gr2" draw:text-style-name="P1" draw:layer="layout" svg:x1="7.5cm" svg:y1="7.5cm" svg:x2="7.5cm" svg:y2="8.5cm">
          <text:p/>
        </draw:line>
        <draw:line draw:style-name="gr2" draw:text-style-name="P1" draw:layer="layout" svg:x1="4.445cm" svg:y1="17.926cm" svg:x2="4.428cm" svg:y2="19.531cm">
          <text:p/>
        </draw:line>
        <draw:line draw:style-name="gr2" draw:text-style-name="P1" draw:layer="layout" svg:x1="4.336cm" svg:y1="21.528cm" svg:x2="4.355cm" svg:y2="24.272cm">
          <text:p/>
        </draw:line>
        <draw:line draw:style-name="gr2" draw:text-style-name="P1" draw:layer="layout" svg:x1="9.977cm" svg:y1="16.775cm" svg:x2="9.996cm" svg:y2="20.082cm">
          <text:p/>
        </draw:lin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2-12T15:40:37</meta:creation-date>
    <dc:date>2012-04-25T19:24:11</dc:date>
    <meta:editing-duration>PT27M7S</meta:editing-duration>
    <meta:editing-cycles>4</meta:editing-cycles>
    <meta:generator>LibreOffice/3.3$Linux LibreOffice_project/330m19$Build-301</meta:generator>
    <meta:document-statistic meta:object-count="47"/>
  </office:meta>
</office:document-meta>
</file>